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5.23966in" svg:y="0.87442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Last Bump Triggered</text:p>
          </table:table-cell>
          <table:table-cell table:number-columns-repeated="2" table:style-name="ce1"/>
          <table:table-cell office:value-type="string" table:style-name="ce1">
            <text:p>Actual Shift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eed (nA)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1">
            <text:p>Time (ms)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NF</text:p>
          </table:table-cell>
          <table:table-cell table:style-name="ce1"/>
          <table:table-cell office:value-type="float" office:value="0" table:formula="of:=[.B3]-301.02" table:style-name="ce1">
            <text:p>#VALUE!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string" table:style-name="ce1">
            <text:p>INF</text:p>
          </table:table-cell>
          <table:table-cell table:style-name="ce1"/>
          <table:table-cell office:value-type="float" office:value="0" table:formula="of:=[.B4]-301.02" table:style-name="ce1">
            <text:p>#VALUE!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string" table:style-name="ce1">
            <text:p>INF</text:p>
          </table:table-cell>
          <table:table-cell table:style-name="ce1"/>
          <table:table-cell office:value-type="float" office:value="0" table:formula="of:=[.B5]-301.02" table:style-name="ce1">
            <text:p>#VALUE!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string" table:style-name="ce1">
            <text:p>INF</text:p>
          </table:table-cell>
          <table:table-cell table:style-name="ce1"/>
          <table:table-cell office:value-type="float" office:value="0" table:formula="of:=[.B6]-301.02" table:style-name="ce1">
            <text:p>#VALUE!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268.5999999999999" table:style-name="ce1">
            <text:p>1268.6</text:p>
          </table:table-cell>
          <table:table-cell table:style-name="ce1"/>
          <table:table-cell office:value-type="float" office:value="967.57999999999993" table:formula="of:=[.B7]-301.02" table:style-name="ce1">
            <text:p>967.58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510.25" table:style-name="ce1">
            <text:p>1510.25</text:p>
          </table:table-cell>
          <table:table-cell table:style-name="ce1"/>
          <table:table-cell office:value-type="float" office:value="1209.23" table:formula="of:=[.B8]-301.02" table:style-name="ce1">
            <text:p>1209.23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253.71" table:style-name="ce1">
            <text:p>1253.71</text:p>
          </table:table-cell>
          <table:table-cell table:style-name="ce1"/>
          <table:table-cell office:value-type="float" office:value="952.69" table:formula="of:=[.B9]-301.02" table:style-name="ce1">
            <text:p>952.69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119.28" table:style-name="ce1">
            <text:p>1119.28</text:p>
          </table:table-cell>
          <table:table-cell table:style-name="ce1"/>
          <table:table-cell office:value-type="float" office:value="818.26" table:formula="of:=[.B10]-301.02" table:style-name="ce1">
            <text:p>818.26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1065.1300000000001" table:style-name="ce1">
            <text:p>1065.13</text:p>
          </table:table-cell>
          <table:table-cell table:style-name="ce1"/>
          <table:table-cell office:value-type="float" office:value="764.11000000000013" table:formula="of:=[.B11]-301.02" table:style-name="ce1">
            <text:p>764.11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1089.4100000000001" table:style-name="ce1">
            <text:p>1089.41</text:p>
          </table:table-cell>
          <table:table-cell table:style-name="ce1"/>
          <table:table-cell office:value-type="float" office:value="788.3900000000001" table:formula="of:=[.B12]-301.02" table:style-name="ce1">
            <text:p>788.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4.27" table:style-name="ce1">
            <text:p>1094.27</text:p>
          </table:table-cell>
          <table:table-cell table:style-name="ce1"/>
          <table:table-cell office:value-type="float" office:value="793.25" table:formula="of:=[.B13]-301.02" table:style-name="ce1">
            <text:p>793.25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1027.1500000000001" table:style-name="ce1">
            <text:p>1027.15</text:p>
          </table:table-cell>
          <table:table-cell table:style-name="ce1"/>
          <table:table-cell office:value-type="float" office:value="726.13000000000011" table:formula="of:=[.B14]-301.02" table:style-name="ce1">
            <text:p>726.13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1115.18" table:style-name="ce1">
            <text:p>1115.18</text:p>
          </table:table-cell>
          <table:table-cell table:style-name="ce1"/>
          <table:table-cell office:value-type="float" office:value="814.16000000000008" table:formula="of:=[.B15]-301.02" table:style-name="ce1">
            <text:p>814.16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1113.1199999999999" table:style-name="ce1">
            <text:p>1113.12</text:p>
          </table:table-cell>
          <table:table-cell table:style-name="ce1"/>
          <table:table-cell office:value-type="float" office:value="812.09999999999991" table:formula="of:=[.B16]-301.02" table:style-name="ce1">
            <text:p>812.1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1009.61" table:style-name="ce1">
            <text:p>1009.61</text:p>
          </table:table-cell>
          <table:table-cell table:style-name="ce1"/>
          <table:table-cell office:value-type="float" office:value="708.59" table:formula="of:=[.B17]-301.02" table:style-name="ce1">
            <text:p>708.59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081.3399999999999" table:style-name="ce1">
            <text:p>1081.34</text:p>
          </table:table-cell>
          <table:table-cell table:style-name="ce1"/>
          <table:table-cell office:value-type="float" office:value="780.31999999999994" table:formula="of:=[.B18]-301.02" table:style-name="ce1">
            <text:p>780.32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1077.17" table:style-name="ce1">
            <text:p>1077.17</text:p>
          </table:table-cell>
          <table:table-cell table:style-name="ce1"/>
          <table:table-cell office:value-type="float" office:value="776.15000000000009" table:formula="of:=[.B19]-301.02" table:style-name="ce1">
            <text:p>776.15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1097.17" table:style-name="ce1">
            <text:p>1097.17</text:p>
          </table:table-cell>
          <table:table-cell table:style-name="ce1"/>
          <table:table-cell office:value-type="float" office:value="796.15000000000009" table:formula="of:=[.B20]-301.02" table:style-name="ce1">
            <text:p>796.15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1098.23" table:style-name="ce1">
            <text:p>1098.23</text:p>
          </table:table-cell>
          <table:table-cell table:style-name="ce1"/>
          <table:table-cell office:value-type="float" office:value="797.21" table:formula="of:=[.B21]-301.02" table:style-name="ce1">
            <text:p>797.21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1076.93" table:style-name="ce1">
            <text:p>1076.93</text:p>
          </table:table-cell>
          <table:table-cell table:style-name="ce1"/>
          <table:table-cell office:value-type="float" office:value="775.91000000000008" table:formula="of:=[.B22]-301.02" table:style-name="ce1">
            <text:p>775.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43.17" table:style-name="ce1">
            <text:p>1043.17</text:p>
          </table:table-cell>
          <table:table-cell table:style-name="ce1"/>
          <table:table-cell office:value-type="float" office:value="742.15000000000009" table:formula="of:=[.B23]-301.02" table:style-name="ce1">
            <text:p>742.15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1065.9000000000001" table:style-name="ce1">
            <text:p>1065.9</text:p>
          </table:table-cell>
          <table:table-cell table:style-name="ce1"/>
          <table:table-cell office:value-type="float" office:value="764.88000000000011" table:formula="of:=[.B24]-301.02" table:style-name="ce1">
            <text:p>764.88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877.4" table:style-name="ce1">
            <text:p>877.4</text:p>
          </table:table-cell>
          <table:table-cell table:style-name="ce1"/>
          <table:table-cell office:value-type="float" office:value="576.38" table:formula="of:=[.B25]-301.02" table:style-name="ce1">
            <text:p>576.38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918.77" table:style-name="ce1">
            <text:p>918.77</text:p>
          </table:table-cell>
          <table:table-cell table:style-name="ce1"/>
          <table:table-cell office:value-type="float" office:value="617.75" table:formula="of:=[.B26]-301.02" table:style-name="ce1">
            <text:p>617.75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906.96" table:style-name="ce1">
            <text:p>906.96</text:p>
          </table:table-cell>
          <table:table-cell table:style-name="ce1"/>
          <table:table-cell office:value-type="float" office:value="605.94000000000005" table:formula="of:=[.B27]-301.02" table:style-name="ce1">
            <text:p>605.94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800.33" table:style-name="ce1">
            <text:p>800.33</text:p>
          </table:table-cell>
          <table:table-cell table:style-name="ce1"/>
          <table:table-cell office:value-type="float" office:value="499.31000000000006" table:formula="of:=[.B28]-301.02" table:style-name="ce1">
            <text:p>499.3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84.85" table:style-name="ce1">
            <text:p>784.85</text:p>
          </table:table-cell>
          <table:table-cell table:style-name="ce1"/>
          <table:table-cell office:value-type="float" office:value="483.83000000000004" table:formula="of:=[.B29]-301.02" table:style-name="ce1">
            <text:p>483.83</text:p>
          </table:table-cell>
          <table:table-cell table:number-columns-repeated="16380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732.64" table:style-name="ce1">
            <text:p>732.64</text:p>
          </table:table-cell>
          <table:table-cell table:style-name="ce1"/>
          <table:table-cell office:value-type="float" office:value="431.62" table:formula="of:=[.B30]-301.02" table:style-name="ce1">
            <text:p>431.6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7.08" table:style-name="ce1">
            <text:p>757.08</text:p>
          </table:table-cell>
          <table:table-cell table:style-name="ce1"/>
          <table:table-cell office:value-type="float" office:value="456.06000000000006" table:formula="of:=[.B31]-301.02" table:style-name="ce1">
            <text:p>456.06</text:p>
          </table:table-cell>
          <table:table-cell table:number-columns-repeated="16380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706.3" table:style-name="ce1">
            <text:p>706.3</text:p>
          </table:table-cell>
          <table:table-cell table:style-name="ce1"/>
          <table:table-cell office:value-type="float" office:value="405.28" table:formula="of:=[.B32]-301.02" table:style-name="ce1">
            <text:p>405.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39.65" table:style-name="ce1">
            <text:p>739.65</text:p>
          </table:table-cell>
          <table:table-cell table:style-name="ce1"/>
          <table:table-cell office:value-type="float" office:value="438.63" table:formula="of:=[.B33]-301.02" table:style-name="ce1">
            <text:p>438.63</text:p>
          </table:table-cell>
          <table:table-cell table:number-columns-repeated="16380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704.58" table:style-name="ce1">
            <text:p>704.58</text:p>
          </table:table-cell>
          <table:table-cell table:style-name="ce1"/>
          <table:table-cell office:value-type="float" office:value="403.56000000000006" table:formula="of:=[.B34]-301.02" table:style-name="ce1">
            <text:p>403.5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32.7" table:style-name="ce1">
            <text:p>732.7</text:p>
          </table:table-cell>
          <table:table-cell table:style-name="ce1"/>
          <table:table-cell office:value-type="float" office:value="431.68000000000006" table:formula="of:=[.B35]-301.02" table:style-name="ce1">
            <text:p>431.68</text:p>
          </table:table-cell>
          <table:table-cell table:number-columns-repeated="16380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733.23" table:style-name="ce1">
            <text:p>733.23</text:p>
          </table:table-cell>
          <table:table-cell table:style-name="ce1"/>
          <table:table-cell office:value-type="float" office:value="432.21000000000004" table:formula="of:=[.B36]-301.02" table:style-name="ce1">
            <text:p>432.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84.1" table:style-name="ce1">
            <text:p>684.1</text:p>
          </table:table-cell>
          <table:table-cell table:style-name="ce1"/>
          <table:table-cell office:value-type="float" office:value="383.08000000000004" table:formula="of:=[.B37]-301.02" table:style-name="ce1">
            <text:p>383.08</text:p>
          </table:table-cell>
          <table:table-cell table:number-columns-repeated="16380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680.71" table:style-name="ce1">
            <text:p>680.71</text:p>
          </table:table-cell>
          <table:table-cell table:style-name="ce1"/>
          <table:table-cell office:value-type="float" office:value="379.69000000000005" table:formula="of:=[.B38]-301.02" table:style-name="ce1">
            <text:p>379.69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0</meta:generator>
    <dc:creator>Yao Hsiao</dc:creator>
    <meta:creation-date>2018-08-30T12:31:05Z</meta:creation-date>
    <dc:date>2018-09-13T03:27:06Z</dc:date>
    <meta:editing-cycles>4</meta:editing-cycles>
    <meta:editing-duration>PT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non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0P5">
      <style:graphic-properties draw:fill="none" draw:stroke="none"/>
    </style:style>
    <style:style style:family="chart" style:name="G0S0P6">
      <style:graphic-properties draw:fill="none" draw:stroke="none"/>
    </style:style>
    <style:style style:family="chart" style:name="G0S0P7">
      <style:graphic-properties draw:fill="none" draw:stroke="none"/>
    </style:style>
    <style:style style:family="chart" style:name="G0S0P8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>
      <style:graphic-properties draw:fill="none" draw:stroke="none"/>
    </style:style>
    <style:style style:family="chart" style:name="G0S0P11">
      <style:graphic-properties draw:fill="none" draw:stroke="none"/>
    </style:style>
    <style:style style:family="chart" style:name="G0S0P13">
      <style:graphic-properties draw:fill="none" draw:stroke="none"/>
    </style:style>
    <style:style style:family="chart" style:name="G0S0P14">
      <style:graphic-properties draw:fill="none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0P22">
      <style:graphic-properties draw:fill="none" draw:stroke="none"/>
    </style:style>
  </office:automatic-styles>
  <office:body>
    <office:chart>
      <chart:chart chart:class="chart:scatter" svg:height="255.09pt" svg:width="453.51pt" chart:style-name="Crt0">
        <chart:title chart:style-name="CT00">
          <text:p text:style-name="a0" text:class-names="" text:cond-style-name="">Speed-Shiftti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ump Shift 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eed Current (nA)</text:p>
            </chart:title>
          </chart:axis>
          <chart:series chart:label-cell-address="Sheet1.$D$2" chart:values-cell-range-address="Sheet1.$D$3:.$D$38" chart:class="chart:scatter" chart:attached-axis="primary-y" chart:style-name="G0S0">
            <chart:domain table:cell-range-address="Sheet1.$A$3:.$A$38"/>
            <chart:data-point chart:repeated="4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/>
            <chart:data-point chart:style-name="G0S0P10"/>
            <chart:data-point chart:style-name="G0S0P11"/>
            <chart:data-point/>
            <chart:data-point chart:style-name="G0S0P13"/>
            <chart:data-point chart:style-name="G0S0P14"/>
            <chart:data-point chart:repeated="7"/>
            <chart:data-point chart:style-name="G0S0P22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